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.6875in" fo:margin-left="0in" fo:margin-right="5.2375in" table:align="margins"/>
    </style:style>
    <style:style style:name="Tabla1.A" style:family="table-column">
      <style:table-column-properties style:column-width="0.7806in" style:rel-column-width="1124*"/>
    </style:style>
    <style:style style:name="Tabla1.B" style:family="table-column">
      <style:table-column-properties style:column-width="0.9069in" style:rel-column-width="1306*"/>
    </style:style>
    <style:style style:name="Tabla1.1" style:family="table-row">
      <style:table-row-properties style:min-row-height="0.5625in"/>
    </style:style>
    <style:style style:name="Tabla1.A1" style:family="table-cell">
      <style:table-cell-properties fo:background-color="transparent" fo:padding="0.0382in" fo:border-left="0.25pt solid #000000" fo:border-right="0.25pt solid #000000" fo:border-top="0.25pt solid #000000" fo:border-bottom="none">
        <style:background-image/>
      </style:table-cell-properties>
    </style:style>
    <style:style style:name="Tabla1.2" style:family="table-row">
      <style:table-row-properties style:min-row-height="0.0625in"/>
    </style:style>
    <style:style style:name="Tabla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a1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color="#808080" style:font-name="Cantarell" fo:font-size="8pt" fo:font-weight="normal" officeooo:rsid="003a56d5" officeooo:paragraph-rsid="0053441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808080" style:font-name="Cantarell" fo:font-size="8pt" fo:font-weight="normal" officeooo:rsid="003a56d5" officeooo:paragraph-rsid="00550ae8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808080" style:font-name="Cantarell" fo:font-size="8pt" fo:font-weight="normal" officeooo:rsid="003a56d5" officeooo:paragraph-rsid="0051a654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fo:color="#808080" style:font-name="Cantarell" fo:font-size="8pt" fo:font-weight="normal" officeooo:rsid="003a56d5" officeooo:paragraph-rsid="00550ae8" style:font-size-asian="8pt" style:font-weight-asian="normal" style:font-size-complex="8pt" style:font-weight-complex="normal"/>
    </style:style>
    <style:style style:name="P7" style:family="paragraph" style:parent-style-name="Standard">
      <style:text-properties style:font-name="Cantarell" officeooo:paragraph-rsid="003a56d5"/>
    </style:style>
    <style:style style:name="fr1" style:family="graphic" style:parent-style-name="Frame">
      <style:graphic-properties style:run-through="foreground" style:wrap="dynamic" style:number-wrapped-paragraphs="no-limit" style:vertical-pos="top" style:vertical-rel="paragraph" style:horizontal-pos="left" style:horizontal-rel="paragraph" draw:fill-image-width="0in" draw:fill-image-height="0in" fo:padding="0in" fo:border="none" style:shadow="none" draw:shadow-opacity="100%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labtest in objects"&gt;</text:placeholder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3"><draw:frame draw:style-name="fr1" draw:name="image: (labtest.bar, 'image/png','3.5cm','1.0cm')" text:anchor-type="paragraph" svg:width="1.261in" draw:z-index="0"><draw:text-box fo:min-height="0.2701in"><text:p text:style-name="P1"/></draw:text-box></draw:frame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"><text:placeholder text:placeholder-type="text">&lt;labtest.patient.rec_name&gt;</text:placeholder></text:p>
          </table:table-cell>
          <table:table-cell table:style-name="Tabla1.B2" office:value-type="string">
            <text:p text:style-name="P6"><text:placeholder text:placeholder-type="text">&lt;labtest.patient.puid&gt;</text:placeholder></text:p>
          </table:table-cell>
        </table:table-row>
      </table:table>
      <text:p text:style-name="P2"><text:placeholder text:placeholder-type="text">&lt;/for&gt;</text:placeholder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Linux_X86_64 LibreOffice_project/3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4" meta:word-count="7" meta:character-count="85" meta:non-whitespace-character-count="82"/>
    <meta:user-defined meta:name="Info 1"/>
    <meta:user-defined meta:name="Info 2"/>
    <meta:user-defined meta:name="Info 3"/>
    <meta:user-defined meta:name="Info 4"/>
  </office:meta>
</office:document-meta>
</file>